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4" style:family="presentation" style:parent-style-name="Blue_5f_Curve1_5f_-outline1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Web Application / Servlet / Js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2">Cos'è una Web Application?</text:span></text:p>
                <text:p text:style-name="P1"/>
              </text:list-header>
              <text:list-item>
                <text:p text:style-name="P1"><text:span text:style-name="T3">Una Web Application è un'applicazione software che viene eseguita su un server web e può essere accessibile tramite un browser web.</text:span></text:p>
              </text:list-item>
              <text:list-item>
                <text:p text:style-name="P1"><text:span text:style-name="T3">Le Web Application possono essere utilizzate per fornire servizi, elaborare dati e interagire con gli utenti attraverso una interfaccia web.</text:span></text:p>
              </text:list-item>
              <text:list-item>
                <text:p text:style-name="P1"><text:span text:style-name="T3">Le web application Java possono essere costruite utilizzando framework come Servlets, JSP (JavaServer Pages), JavaServer Faces (JSF), Spring MVC e altri</text:span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Come eseguire applicazioni web JAVA:</text:span></text:p>
              </text:list-header>
              <text:list-item>
                <text:p text:style-name="P1"><text:span text:style-name="T3">Servlet Container:</text:span></text:p>
              </text:list-item>
              <text:list-item>
                <text:p text:style-name="P1"><text:span text:style-name="T4">WAR (Web Archive): formato di archivio utilizzato per raggruppare e distribuire applicazioni web Java. Contiene principalmente componenti web come servlet, file JSP (JavaServer Pages), HTML, CSS, JavaScript, immagini e altre risorse web.</text:span></text:p>
                <text:p text:style-name="P1"><text:span text:style-name="T4"/></text:p>
              </text:list-item>
              <text:list-item>
                <text:p text:style-name="P1"><text:span text:style-name="T3">Application Server Java EE:</text:span></text:p>
              </text:list-item>
              <text:list-item>
                <text:p text:style-name="P1"><text:span text:style-name="T4">Contiene una combinazione di componenti, inclusi file JAR (Java ARchive) contenenti classi Java, file WAR per componenti web, file EJB-JAR per componenti Enterprise JavaBeans (EJB), file di configurazione e risorse aggiuntive. EAR è utilizzato per distribuire applicazioni enterprise Java EE più complesse che includono sia componenti web che componenti business.</text:span></text:p>
                <text:p text:style-name="P1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2">Servlet Container / Application Server Java EE</text:span></text:p>
              </text:list-header>
              <text:list-item>
                <text:p text:style-name="P1"><text:span text:style-name="T3">Un servlet container e’ un componente software che fornisce un ambiente runtime per l’esecuzione di applicativi web java.</text:span></text:p>
              </text:list-item>
              <text:list-item>
                <text:p text:style-name="P1"><text:span text:style-name="T3">Sono dotati di interfaccia web di amministrazione che permette la gestione dei pacchetti di installazione (WAR, EAR)</text:span></text:p>
              </text:list-item>
              <text:list-item>
                <text:p text:style-name="P1"><text:span text:style-name="T3">Un WAR (Web ARchive) e un EAR (Enterprise ARchive) sono entrambi formati di archivio utilizzati per raggruppare e distribuire applicazioni Java EE (Enterprise Edition), ma differiscono per il loro scopo e contenuto:</text:span></text:p>
                <text:p text:style-name="P1"><text:span text:style-name="T3"/></text:p>
                <text:p text:style-name="P1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Servlet Container / Java EE</text:span></text:p>
              </text:list-header>
              <text:list-item>
                <text:p text:style-name="P1"><text:span text:style-name="T5">Apache Tomcat</text:span><text:span text:style-name="T4">: Tra i più diffusi e ampiamente utilizzati, è open-source e fornisce un'implementazione di riferimento delle specifiche Servlet e JavaServer Pages (JSP). </text:span><text:span text:style-name="T6">(WAR)</text:span></text:p>
              </text:list-item>
              <text:list-item>
                <text:p text:style-name="P1"><text:span text:style-name="T5">Jetty</text:span><text:span text:style-name="T4">: È un altro servlet container open-source molto popolare e leggero, sviluppato da Eclipse Foundation. È noto per la sua velocità e flessibilità. </text:span><text:span text:style-name="T6">(WAR)</text:span></text:p>
              </text:list-item>
              <text:list-item>
                <text:p text:style-name="P1"><text:span text:style-name="T5">IBM WebSphere Application Server</text:span><text:span text:style-name="T4">: Un server applicativo Java EE commercializzato da IBM, noto per la sua scalabilità e robustezza. </text:span><text:span text:style-name="T6">(WAR, EAR)</text:span></text:p>
              </text:list-item>
              <text:list-item>
                <text:p text:style-name="P1"><text:span text:style-name="T5">Red Hat JBoss Enterprise Application Platform</text:span><text:span text:style-name="T4"> (WildFly): WildFly è un altro server applicativo open-source che supporta le specifiche Java EE. È stato sviluppato da Red Hat ed è ampiamente utilizzato per le applicazioni enterprise. </text:span><text:span text:style-name="T6">(WAR, EAR)</text:span></text:p>
              </text:list-item>
              <text:list-item>
                <text:p text:style-name="P1"><text:span text:style-name="T5">Oracle WebLogic Server</text:span><text:span text:style-name="T4">: Un altro server applicativo Java EE molto utilizzato, sviluppato da Oracle Corporation. È noto per la sua affidabilità e funzionalità avanzate per le applicazioni enterprise. </text:span><text:span text:style-name="T6">(WAR, EAR)</text:span></text:p>
                <text:p text:style-name="P1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2.5cm" presentation:class="outline" presentation:user-transformed="true">
          <draw:text-box>
            <text:list text:style-name="L2">
              <text:list-header>
                <text:p text:style-name="P1"><text:span text:style-name="T2">Web Application: struttura del progetto</text:span></text:p>
              </text:list-header>
              <text:list-item>
                <text:p text:style-name="P1"><text:span text:style-name="T5">src/main/java:</text:span><text:span text:style-name="T4"> directory contiene il codice sorgente Java della web application, inclusi Servlets, classi model e altre classi utilizzate nell'applicazione.</text:span></text:p>
              </text:list-item>
              <text:list-item>
                <text:p text:style-name="P1"><text:span text:style-name="T5">src/main/resources:</text:span><text:span text:style-name="T4"> directory contiene risorse aggiuntive utilizzate dall'applicazione, come file di configurazione, file di proprietà, file XML, ecc.</text:span></text:p>
              </text:list-item>
              <text:list-item>
                <text:p text:style-name="P1"><text:span text:style-name="T5">src/main/webapp:</text:span><text:span text:style-name="T4"> directory contiene le risorse web dell'applicazione, come file HTML, JSP, CSS, JavaScript, immagini, ecc. La directory WEB-INF contiene i file che non devono essere accessibili direttamente dal browser, come le classi compilate e le librerie del progetto.</text:span></text:p>
              </text:list-item>
              <text:list-item>
                <text:p text:style-name="P1"><text:span text:style-name="T5">src/test: </text:span><text:span text:style-name="T4">directory contiene i test unitari per il progetto.</text:span></text:p>
              </text:list-item>
              <text:list-item>
                <text:p text:style-name="P1"><text:span text:style-name="T5">target: </text:span><text:span text:style-name="T4">directory contiene i file generati durante la build del progetto, come i file compilati, le librerie, ecc.</text:span></text:p>
              </text:list-item>
              <text:list-item>
                <text:p text:style-name="P1"><text:span text:style-name="T5">pom.xml:</text:span><text:span text:style-name="T4"> è il file di configurazione Maven per il progetto, che definisce le dipendenze, i plugin e altre configurazioni del progetto.</text:span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13cm" svg:height="10cm" svg:x="14.5cm" svg:y="2.5cm" presentation:class="outline" presentation:user-transformed="true">
          <draw:text-box>
            <text:list text:style-name="L2">
              <text:list-header>
                <text:p text:style-name="P1"><text:span text:style-name="T2">Il file web.xml</text:span></text:p>
              </text:list-header>
              <text:list-item>
                <text:p text:style-name="P1"><text:span text:style-name="T4">Il file web.xml è un file di configurazione obbligatorio per le web application Java, situato nella directory WEB-INF. Può contenere diverse configurazioni, tra cui la mappatura delle servlet, i filtri, i listener e altre configurazioni globali. Affianco un esempio semplificato di un file web.xml.</text:span></text:p>
              </text:list-item>
              <text:list-item>
                <text:p text:style-name="P1"><text:span text:style-name="T4">In questo esempio, stiamo mappando una servlet chiamata ExampleServlet alla URL /example, e stiamo specificando che index.jsp è il file di benvenuto predefinito dell'applicazione.</text:span></text:p>
                <text:p text:style-name="P1"><text:span text:style-name="T4"/></text:p>
              </text:list-item>
            </text:list>
          </draw:text-box>
        </draw:frame>
        <draw:frame draw:style-name="gr2" draw:text-style-name="P6" draw:layer="layout" svg:width="15.5cm" svg:height="10.71cm" svg:x="0.5cm" svg:y="2.29cm">
          <draw:text-box>
            <text:p text:style-name="P5"><text:span text:style-name="T7">&lt;?xml version="1.0" encoding="UTF-8"?&gt;</text:span></text:p>
            <text:p text:style-name="P5"><text:span text:style-name="T7"/></text:p>
            <text:p text:style-name="P5"><text:span text:style-name="T7">&lt;web-app xmlns="http://xmlns.jcp.org/xml/ns/javaee"</text:span></text:p>
            <text:p text:style-name="P5"><text:span text:style-name="T7"><text:s text:c="9"/></text:span><text:span text:style-name="T7">xmlns:xsi="http://www.w3.org/2001/XMLSchema-instance"</text:span></text:p>
            <text:p text:style-name="P5"><text:span text:style-name="T7"><text:s text:c="9"/></text:span><text:span text:style-name="T7">xsi:schemaLocation="http://xmlns.jcp.org/xml/ns/javaee http://xmlns.jcp.org/xml/ns/javaee/web-app_4_0.xsd"</text:span></text:p>
            <text:p text:style-name="P5"><text:span text:style-name="T7"><text:s text:c="9"/></text:span><text:span text:style-name="T7">Version="4.0"&gt;</text:span></text:p>
            <text:p text:style-name="P5"><text:span text:style-name="T7"/></text:p>
            <text:p text:style-name="P5"><text:span text:style-name="T7"><text:s text:c="4"/></text:span><text:span text:style-name="T7">&lt;!-- Servlet Mapping --&gt;</text:span></text:p>
            <text:p text:style-name="P5"><text:span text:style-name="T7"><text:s text:c="4"/></text:span><text:span text:style-name="T7">&lt;servlet&gt;</text:span></text:p>
            <text:p text:style-name="P5"><text:span text:style-name="T7"><text:s text:c="8"/></text:span><text:span text:style-name="T7">&lt;servlet-name&gt;ExampleServlet&lt;/servlet-name&gt;</text:span></text:p>
            <text:p text:style-name="P5"><text:span text:style-name="T7"><text:s text:c="8"/></text:span><text:span text:style-name="T7">&lt;servlet-class&gt;com.example.ExampleServlet&lt;/servlet-class&gt;</text:span></text:p>
            <text:p text:style-name="P5"><text:span text:style-name="T7"><text:s text:c="4"/></text:span><text:span text:style-name="T7">&lt;/servlet&gt;</text:span></text:p>
            <text:p text:style-name="P5"><text:span text:style-name="T7"/></text:p>
            <text:p text:style-name="P5"><text:span text:style-name="T7"><text:s text:c="4"/></text:span><text:span text:style-name="T7">&lt;servlet-mapping&gt;</text:span></text:p>
            <text:p text:style-name="P5"><text:span text:style-name="T7"><text:s text:c="8"/></text:span><text:span text:style-name="T7">&lt;servlet-name&gt;ExampleServlet&lt;/servlet-name&gt;</text:span></text:p>
            <text:p text:style-name="P5"><text:span text:style-name="T7"><text:s text:c="8"/></text:span><text:span text:style-name="T7">&lt;url-pattern&gt;/example&lt;/url-pattern&gt;</text:span></text:p>
            <text:p text:style-name="P5"><text:span text:style-name="T7"><text:s text:c="4"/></text:span><text:span text:style-name="T7">&lt;/servlet-mapping&gt;</text:span></text:p>
            <text:p text:style-name="P5"><text:span text:style-name="T7"/></text:p>
            <text:p text:style-name="P5"><text:span text:style-name="T7"><text:s text:c="4"/></text:span><text:span text:style-name="T7">&lt;!-- Welcome File List --&gt;</text:span></text:p>
            <text:p text:style-name="P5"><text:span text:style-name="T7"><text:s text:c="4"/></text:span><text:span text:style-name="T7">&lt;welcome-file-list&gt;</text:span></text:p>
            <text:p text:style-name="P5"><text:span text:style-name="T7"><text:s text:c="8"/></text:span><text:span text:style-name="T7">&lt;welcome-file&gt;index.jsp&lt;/welcome-file&gt;</text:span></text:p>
            <text:p text:style-name="P5"><text:span text:style-name="T7"><text:s text:c="4"/></text:span><text:span text:style-name="T7">&lt;/welcome-file-list&gt;</text:span></text:p>
            <text:p text:style-name="P5"><text:span text:style-name="T7"/></text:p>
            <text:p text:style-name="P5"><text:span text:style-name="T7">&lt;/web-app&gt;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Cosa sono le Servlet?</text:span></text:p>
              </text:list-header>
              <text:list-item>
                <text:p text:style-name="P1"><text:span text:style-name="T3">Le Servlet sono classi Java che estendono le funzionalità di un server web per gestire le richieste e le risposte HTTP.</text:span></text:p>
              </text:list-item>
              <text:list-item>
                <text:p text:style-name="P1"><text:span text:style-name="T3">Sono parte integrante della piattaforma Java EE (Enterprise Edition) per lo sviluppo di applicazioni web.</text:span></text:p>
              </text:list-item>
              <text:list-item>
                <text:p text:style-name="P1"><text:span text:style-name="T3">Portable: possono essere eseguite su qualsiasi server web compatibile con Java.</text:span></text:p>
              </text:list-item>
              <text:list-item>
                <text:p text:style-name="P1"><text:span text:style-name="T3">Scalabili: gestiscono concorrentemente molteplici richieste.</text:span></text:p>
              </text:list-item>
              <text:list-item>
                <text:p text:style-name="P1"><text:span text:style-name="T3">Potenti: permettono di generare dinamicamente contenuti web.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Ciclo di Vita delle Servlet</text:span></text:p>
                <text:p text:style-name="P1"/>
              </text:list-header>
              <text:list-item>
                <text:p text:style-name="P1"><text:span text:style-name="T8">Inizializzazione:</text:span><text:span text:style-name="T3"> la servlet viene caricata in memoria e inizializzata.</text:span></text:p>
              </text:list-item>
              <text:list-item>
                <text:p text:style-name="P1"><text:span text:style-name="T8">Gestione delle Richieste:</text:span><text:span text:style-name="T3"> gestisce le richieste HTTP dai client.</text:span></text:p>
              </text:list-item>
              <text:list-item>
                <text:p text:style-name="P1"><text:span text:style-name="T8">Creazione delle Risposte:</text:span><text:span text:style-name="T3"> genera dinamicamente le risposte alle richieste.</text:span></text:p>
              </text:list-item>
              <text:list-item>
                <text:p text:style-name="P1"><text:span text:style-name="T8">Distruzione:</text:span><text:span text:style-name="T3"> la servlet viene rimossa dalla memoria quando non è più necessar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7" draw:layer="layout" svg:width="11.5cm" svg:height="10cm" svg:x="16cm" svg:y="3cm" presentation:class="outline" presentation:user-transformed="true">
          <draw:text-box>
            <text:list text:style-name="L2">
              <text:list-item>
                <text:p><text:span text:style-name="T9">Estendiamo la classe HttpServlet per creare la nostra servlet.</text:span></text:p>
              </text:list-item>
              <text:list-item>
                <text:p><text:span text:style-name="T9">Sovrascriviamo il metodo doGet per gestire le richieste HTTP GET.</text:span></text:p>
              </text:list-item>
              <text:list-item>
                <text:p><text:span text:style-name="T9">All'interno del metodo doGet, otteniamo il writer dalla risposta e scriviamo il contenuto HTML che verrà inviato al client.</text:span></text:p>
              </text:list-item>
              <text:list-item>
                <text:p><text:span text:style-name="T9">La servlet risponderà con una pagina HTML che mostra un semplice messaggio.</text:span></text:p>
              </text:list-item>
            </text:list>
          </draw:text-box>
        </draw:frame>
        <draw:frame draw:style-name="gr2" draw:text-style-name="P6" draw:layer="layout" svg:width="15.5cm" svg:height="10.5cm" svg:x="0.5cm" svg:y="2.5cm">
          <draw:text-box>
            <text:p>public class SimpleServlet extends HttpServlet {</text:p>
            <text:p/>
            <text:p><text:s text:c="4"/>@Override</text:p>
            <text:p><text:s text:c="4"/>protected void doGet(HttpServletRequest request, </text:p>
            <text:p><text:tab/><text:tab/>HttpServletResponse response) </text:p>
            <text:p><text:tab/><text:tab/>throws ServletException, IOException {</text:p>
            <text:p><text:s text:c="8"/>response.setContentType("text/html");</text:p>
            <text:p><text:s text:c="8"/>PrintWriter out = response.getWriter();</text:p>
            <text:p><text:span text:style-name="T10"><text:s text:c="8"/></text:span><text:span text:style-name="T10">out.println("&lt;html&gt;</text:span>&lt;head&gt;");</text:p>
            <text:p><text:s text:c="8"/>out.println("&lt;title&gt;Simple Servlet&lt;/title&gt;");</text:p>
            <text:p><text:span text:style-name="T10"><text:s text:c="8"/></text:span><text:span text:style-name="T10">out.println("&lt;/head&gt;</text:span>&lt;body&gt;");</text:p>
            <text:p><text:s text:c="8"/>out.println("&lt;h1&gt;Ciao&lt;/h1&gt;");</text:p>
            <text:p><text:span text:style-name="T10"><text:s text:c="8"/></text:span><text:span text:style-name="T10">out.println("&lt;/body&gt;</text:span>&lt;/html&gt;");</text:p>
            <text:p><text:s text:c="4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7" draw:layer="layout" svg:width="11.5cm" svg:height="10cm" svg:x="16cm" svg:y="3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Per utilizzare questa servlet, è necessario configurarla correttamente nel file web.xml del progetto web dichiarando la servlet.</text:span></text:p>
              </text:list-item>
              <text:list-item>
                <text:p><text:span text:style-name="T9">In questo esempio, stiamo mappando la servlet alla URL /simple, quindi quando una richiesta viene fatta a questa URL, la servlet verrà invocata per gestire la richiesta.</text:span></text:p>
              </text:list-item>
            </text:list>
          </draw:text-box>
        </draw:frame>
        <draw:frame draw:style-name="gr2" draw:text-style-name="P6" draw:layer="layout" svg:width="15.5cm" svg:height="10.5cm" svg:x="0.5cm" svg:y="2.5cm">
          <draw:text-box>
            <text:p>&lt;servlet&gt;</text:p>
            <text:p><text:s text:c="4"/>&lt;servlet-name&gt;SimpleServlet&lt;/servlet-name&gt;</text:p>
            <text:p><text:s text:c="4"/>&lt;servlet-class&gt;com.example.SimpleServlet&lt;/servlet-class&gt;</text:p>
            <text:p>&lt;/servlet&gt;</text:p>
            <text:p/>
            <text:p>&lt;servlet-mapping&gt;</text:p>
            <text:p><text:s text:c="4"/>&lt;servlet-name&gt;SimpleServlet&lt;/servlet-name&gt;</text:p>
            <text:p><text:s text:c="4"/>&lt;url-pattern&gt;/simple&lt;/url-pattern&gt;</text:p>
            <text:p>&lt;/servlet-mapping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8">Le servlet in Java forniscono diversi metodi.</text:span></text:p>
              </text:list-header>
              <text:list-item>
                <text:p text:style-name="P1"><text:span text:style-name="T11">doGet (HttpServletRequest request, HttpServletResponse response): </text:span><text:span text:style-name="T12">il metodo viene chiamato per gestire le richieste HTTP GET. È comunemente utilizzato per recuperare dati o risorse dal server.</text:span></text:p>
              </text:list-item>
              <text:list-item>
                <text:p text:style-name="P1"><text:span text:style-name="T11">doPost (HttpServletRequest request, HttpServletResponse response): </text:span><text:span text:style-name="T12">il metodo viene chiamato per gestire le richieste HTTP POST. È comunemente utilizzato per inviare dati al server, ad esempio tramite moduli HTML.</text:span></text:p>
              </text:list-item>
              <text:list-item>
                <text:p text:style-name="P1"><text:span text:style-name="T11">doPut (HttpServletRequest request, HttpServletResponse response): </text:span><text:span text:style-name="T12">il metodo viene chiamato per gestire le richieste HTTP PUT. È utilizzato per aggiornare risorse esistenti sul server.</text:span></text:p>
              </text:list-item>
              <text:list-item>
                <text:p text:style-name="P1"><text:span text:style-name="T11">doDelete (HttpServletRequest request, HttpServletResponse response): </text:span><text:span text:style-name="T12">il metodo viene chiamato per gestire le richieste HTTP DELETE. È utilizzato per rimuovere risorse dal server.</text:span></text:p>
              </text:list-item>
              <text:list-item>
                <text:p text:style-name="P1"><text:span text:style-name="T11">doHead (HttpServletRequest request, HttpServletResponse response): </text:span><text:span text:style-name="T12">il metodo viene chiamato per gestire le richieste HTTP HEAD. Restituisce solo gli stessi header che una richiesta GET, ma senza il corpo della risposta.</text:span></text:p>
              </text:list-item>
              <text:list-item>
                <text:p text:style-name="P1"><text:span text:style-name="T11">doOptions (HttpServletRequest request, HttpServletResponse response): </text:span><text:span text:style-name="T12">il metodo viene chiamato per gestire le richieste HTTP OPTIONS. Restituisce i metodi HTTP supportati dal server per una risorsa specifica.</text:span></text:p>
              </text:list-item>
              <text:list-item>
                <text:p text:style-name="P1"><text:span text:style-name="T11">doTrace (HttpServletRequest request, HttpServletResponse response): </text:span><text:span text:style-name="T12">il metodo viene chiamato per gestire le richieste HTTP TRACE. Restituisce le informazioni di tracciamento di una richiesta, utilizzate per diagnosticare e risolvere problem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Introduzione alle JavaServer Pages (JSP)</text:span></text:p>
                <text:p text:style-name="P1"><text:span text:style-name="T3">Una JavaServer Page (JSP) è una tecnologia Java utilizzata per sviluppare pagine web dinamiche.</text:span></text:p>
              </text:list-header>
              <text:list-item>
                <text:p text:style-name="P1"><text:span text:style-name="T3">Le JSP consentono agli sviluppatori di incorporare codice Java direttamente nelle pagine HTML, consentendo la generazione dinamica di contenuti.</text:span></text:p>
              </text:list-item>
              <text:list-item>
                <text:p text:style-name="P1"><text:span text:style-name="T3">Facilità di sviluppo: utilizzo di tag HTML familiari e codice Java per generare contenuti dinamici.</text:span></text:p>
              </text:list-item>
              <text:list-item>
                <text:p text:style-name="P1"><text:span text:style-name="T3">Separazione del design e della logica: le JSP consentono scarsamente di separare la logica di presentazione dalla logica di busines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2">Scriptlet nelle JSP</text:span></text:p>
                <text:p text:style-name="P1"><text:span text:style-name="T3">I tag &lt;% %&gt; sono utilizzati per inserire codice Java all'interno di una JSP, noto come scriptlet.</text:span></text:p>
              </text:list-header>
              <text:list-item>
                <text:p text:style-name="P1"><text:span text:style-name="T3">Gli scriptlet consentono di eseguire codice Java per generare contenuti dinamici sulla pagina.</text:span></text:p>
                <text:p text:style-name="P1"><text:span text:style-name="T8">Tag Librerie nelle JSP</text:span></text:p>
              </text:list-item>
              <text:list-item>
                <text:p text:style-name="P1"><text:span text:style-name="T3">Le tag librerie (taglib) consentono di incorporare componenti riutilizzabili all'interno delle JSP.</text:span></text:p>
              </text:list-item>
              <text:list-item>
                <text:p text:style-name="P1"><text:span text:style-name="T3">Le tag librerie semplificano il codice e promuovono la riusabilità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3"><text:span text:style-name="T1">Web Application / Servlet </text:span>/ Jsp</text:p>
          </draw:text-box>
        </draw:frame>
        <draw:frame draw:style-name="gr2" draw:text-style-name="P6" draw:layer="layout" svg:width="15.705cm" svg:height="9.404cm" svg:x="0.5cm" svg:y="4cm">
          <draw:text-box>
            <text:p text:style-name="P5"><text:span text:style-name="T7">&lt;%@ page language="java" contentType="text/html; </text:span></text:p>
            <text:p text:style-name="P5"><text:span text:style-name="T7">charset=UTF-8" pageEncoding="UTF-8"%&gt;</text:span></text:p>
            <text:p text:style-name="P5"><text:span text:style-name="T7">&lt;!DOCTYPE html&gt;</text:span></text:p>
            <text:p text:style-name="P5"><text:span text:style-name="T7">&lt;html&gt;</text:span></text:p>
            <text:p text:style-name="P5"><text:span text:style-name="T7">&lt;head&gt;</text:span></text:p>
            <text:p text:style-name="P5"><text:span text:style-name="T7"><text:s text:c="4"/></text:span><text:span text:style-name="T7">&lt;meta charset="UTF-8"&gt;</text:span></text:p>
            <text:p text:style-name="P5"><text:span text:style-name="T7"><text:s text:c="4"/></text:span><text:span text:style-name="T7">&lt;title&gt;Esempio JSP&lt;/title&gt;</text:span></text:p>
            <text:p text:style-name="P5"><text:span text:style-name="T7">&lt;/head&gt;</text:span></text:p>
            <text:p text:style-name="P5"><text:span text:style-name="T7">&lt;body&gt;</text:span></text:p>
            <text:p text:style-name="P5"><text:span text:style-name="T7">&lt;h1&gt;Elenco degli elementi&lt;/h1&gt;</text:span></text:p>
            <text:p text:style-name="P5"><text:span text:style-name="T7">&lt;ul&gt;</text:span></text:p>
            <text:p text:style-name="P5"><text:span text:style-name="T7"><text:s text:c="4"/></text:span><text:span text:style-name="T7">&lt;%</text:span></text:p>
            <text:p text:style-name="P5"><text:span text:style-name="T7"><text:s text:c="8"/></text:span><text:span text:style-name="T7">String[] elements = {"Elemento 1", "Elemento 2", "Elemento 3"};</text:span></text:p>
            <text:p text:style-name="P5"><text:span text:style-name="T7"><text:s text:c="8"/></text:span><text:span text:style-name="T7">for (String element : elements) {</text:span></text:p>
            <text:p text:style-name="P5"><text:span text:style-name="T7"><text:s text:c="4"/></text:span><text:span text:style-name="T7">%&gt;</text:span></text:p>
            <text:p text:style-name="P5"><text:span text:style-name="T7"><text:s text:c="8"/></text:span><text:span text:style-name="T7">&lt;li&gt;&lt;%= element %&gt;&lt;/li&gt;</text:span></text:p>
            <text:p text:style-name="P5"><text:span text:style-name="T7"><text:s text:c="4"/></text:span><text:span text:style-name="T7">&lt;%</text:span></text:p>
            <text:p text:style-name="P5"><text:span text:style-name="T7"><text:s text:c="8"/></text:span><text:span text:style-name="T7">}</text:span></text:p>
            <text:p text:style-name="P5"><text:span text:style-name="T7"><text:s text:c="4"/></text:span><text:span text:style-name="T7">%&gt;</text:span></text:p>
            <text:p text:style-name="P5"><text:span text:style-name="T7">&lt;/ul&gt;</text:span></text:p>
            <text:p text:style-name="P5"><text:span text:style-name="T7">&lt;/body&gt;</text:span></text:p>
            <text:p text:style-name="P5"><text:span text:style-name="T7">&lt;/html&gt;</text:span></text:p>
          </draw:text-box>
        </draw:frame>
        <draw:frame presentation:style-name="pr4" draw:text-style-name="P8" draw:layer="layout" svg:width="12cm" svg:height="11.5cm" svg:x="15.5cm" svg:y="2.5cm" presentation:class="outline" presentation:user-transformed="true">
          <draw:text-box>
            <text:list text:style-name="L2">
              <text:list-header>
                <text:p text:style-name="P1"><text:span text:style-name="T13">Direttive JSP</text:span><text:span text:style-name="T14">: La direttiva &lt;%@ page %&gt; viene utilizzata per specificare attributi globali per la pagina JSP, come il linguaggio di scripting, il tipo di contenuto e l'encoding.</text:span></text:p>
                <text:p text:style-name="P1"><text:span text:style-name="T13">HTML</text:span><text:span text:style-name="T14">: La struttura HTML è utilizzata per definire il layout della pagina web.</text:span></text:p>
                <text:p text:style-name="P1"><text:span text:style-name="T13">Scriptlet JSP</text:span><text:span text:style-name="T14">: Gli scriptlet JSP, delimitati da &lt;% %&gt; , consentono l'esecuzione di codice Java all'interno del file JSP. Nell'esempio, viene creato un array di elementi e viene iterato su di esso per generare la lista HTML.</text:span></text:p>
                <text:p text:style-name="P1"><text:span text:style-name="T13">Espressioni JSP</text:span><text:span text:style-name="T14">: Le espressioni JSP, delimitate da &lt;%= %&gt; , vengono utilizzate per inserire il valore di una variabile Java direttamente nel markup HTML generato. Nell'esempio, viene utilizzata per inserire dinamicamente ogni elemento dell'array all'interno degli elementi di lista HTML.</text:span></text:p>
              </text:list-header>
            </text:list>
          </draw:text-box>
        </draw:frame>
        <draw:frame presentation:style-name="pr4" draw:text-style-name="P1" draw:layer="layout" svg:width="8cm" svg:height="1.5cm" svg:x="-0.5cm" svg:y="3cm" presentation:class="outline" presentation:user-transformed="true">
          <draw:text-box>
            <text:list text:style-name="L2">
              <text:list-header>
                <text:p text:style-name="P1"><text:span text:style-name="T2">Esempio JS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3T16:00:43.477945042</meta:creation-date>
    <meta:editing-duration>PT3H51M51S</meta:editing-duration>
    <meta:editing-cycles>21</meta:editing-cycles>
    <meta:generator>LibreOffice/7.3.7.2$Linux_X86_64 LibreOffice_project/30$Build-2</meta:generator>
    <dc:title>Blue Curve</dc:title>
    <dc:date>2024-03-27T17:10:36.982851718</dc:date>
    <meta:document-statistic meta:object-count="112"/>
  </office:meta>
</office:document-meta>
</file>